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ron Jencks</text:p>
      <text:p text:style-name="P1">2/16/18</text:p>
      <text:p text:style-name="P1">Communication Systems</text:p>
      <text:p text:style-name="P1"/>
      <text:p text:style-name="P1"/>
      <text:p text:style-name="P2">Microwave Communications Lab</text:p>
      <text:p text:style-name="P2"/>
      <text:list xml:id="list5271532092050709995" text:style-name="L1">
        <text:list-item>
          <text:p text:style-name="P4">Define the frequency range of millimeter waves. <text:s/>What is the current upper frequency limit?</text:p>
        </text:list-item>
      </text:list>
      <text:p text:style-name="P3"/>
      <text:p text:style-name="P3"><text:tab/>Millimeter waves occupy the frequency spectrum from 30 GHz to 300 GHz, and are called <text:tab/>millimeter waves because their wavelengths range from 1mm to 10mm.</text:p>
      <text:p text:style-name="P3"><text:tab/><text:span text:style-name="T2">Source(http://www.electronicdesign.com/communications/millimeter-waves-will-expand-wireless-future)</text:span></text:p>
      <text:p text:style-name="P3"/>
      <text:list xml:id="list32636174" text:continue-numbering="true" text:style-name="L1">
        <text:list-item>
          <text:p text:style-name="P4">List the current uses of millimeter waves and at least two potential future applications.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ron Jencks</meta:initial-creator>
    <meta:creation-date>2018-02-16T12:35:40.21</meta:creation-date>
    <dc:date>2018-02-16T12:44:18.44</dc:date>
    <dc:creator>Aaron Jencks</dc:creator>
    <meta:editing-duration>PT8M40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1" meta:paragraph-count="8" meta:word-count="64" meta:character-count="506"/>
  </office:meta>
</office:document-meta>
</file>